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2.572cm"/>
    </style:style>
    <style:style style:name="pr4" style:family="presentation" style:parent-style-name="Predeterminado-outline1">
      <style:graphic-properties fo:min-height="11.929cm"/>
    </style:style>
    <style:style style:name="P1" style:family="paragraph">
      <style:text-properties fo:font-size="20pt"/>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Selectores en CSS</text:p>
          </draw:text-box>
        </draw:frame>
        <draw:frame presentation:style-name="pr2" draw:layer="layout" svg:width="24.639cm" svg:height="12.179cm" svg:x="1.4cm" svg:y="4.914cm" presentation:class="subtitle">
          <draw:text-box>
            <text:p>Cómo insertar una hoja de estilos (CSS)</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draw:text-box>
            <text:p>Cascading Style Sheets</text:p>
          </draw:text-box>
        </draw:frame>
        <draw:frame presentation:style-name="pr4" draw:layer="layout" svg:width="24.639cm" svg:height="12.179cm" svg:x="1.4cm" svg:y="4.914cm" presentation:class="outline">
          <draw:text-box>
            <text:list text:style-name="L3">
              <text:list-item>
                <text:p>Se llaman CSS porque las hojas de estilo caen una sobre otra como cascada (se sobreescriben)</text:p>
              </text:list-item>
              <text:list-item>
                <text:p>¿Dónde y cómo poner los estilos?</text:p>
              </text:list-item>
              <text:list-item>
                <text:p>En un archivo .css (hoja externa)</text:p>
              </text:list-item>
              <text:list-item>
                <text:p>Dentro del &lt;head&gt;&lt;/head&gt; (hoja interna)</text:p>
              </text:list-item>
              <text:list-item>
                <text:p>Dentro del HTML (estilos 'en-linea')</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p>Cómo se sobreescriben los estilos</text:p>
          </draw:text-box>
        </draw:frame>
        <draw:frame presentation:style-name="pr4" draw:layer="layout" svg:width="24.639cm" svg:height="12.179cm" svg:x="1.4cm" svg:y="4.914cm" presentation:class="outline" presentation:user-transformed="true">
          <draw:text-box>
            <text:list text:style-name="L3">
              <text:list-item>
                <text:p>Generalmente la prioridad de los estilos es la siguiente:</text:p>
                <text:list>
                  <text:list-item>
                    <text:p>La hoja por defecto del navegador</text:p>
                  </text:list-item>
                  <text:list-item>
                    <text:p>Hojas Externas</text:p>
                  </text:list-item>
                  <text:list-item>
                    <text:p>Hojas internas</text:p>
                  </text:list-item>
                  <text:list-item>
                    <text:p>Estilos 'en línea'</text:p>
                  </text:list-item>
                </text:list>
              </text:list-item>
              <text:list-item>
                <text:p>¡Los estilos se van sobreescribiendo de arriba hacia abajo!</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2T1">
        <draw:frame presentation:style-name="pr1" draw:layer="layout" svg:width="25.199cm" svg:height="3.506cm" svg:x="1.4cm" svg:y="0.837cm" presentation:class="title">
          <draw:text-box>
            <text:p>Hoja Externa</text:p>
          </draw:text-box>
        </draw:frame>
        <draw:frame presentation:style-name="pr4" draw:layer="layout" svg:width="24.639cm" svg:height="12.179cm" svg:x="1.4cm" svg:y="4.914cm" presentation:class="outline">
          <draw:text-box>
            <text:list text:style-name="L3">
              <text:list-header>
                <text:p>&lt;head&gt;</text:p>
                <text:list>
                  <text:list-header>
                    <text:p>&lt;link rel="stylesheet" type="text/css" href="estilos.css" /&gt;</text:p>
                  </text:list-header>
                </text:list>
                <text:p>&lt;/head&gt;</text:p>
              </text:list-header>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4cm" svg:y="0.837cm" presentation:class="title">
          <draw:text-box>
            <text:p>Hoja interna de estilos</text:p>
          </draw:text-box>
        </draw:frame>
        <draw:frame presentation:style-name="pr4" draw:layer="layout" svg:width="24.639cm" svg:height="12.179cm" svg:x="1.4cm" svg:y="4.914cm" presentation:class="outline">
          <draw:text-box>
            <text:list text:style-name="L3">
              <text:list-header>
                <text:p>&lt;head&gt;</text:p>
                <text:list>
                  <text:list-header>
                    <text:p>&lt;style type="text/css"&gt;</text:p>
                    <text:list>
                      <text:list-header>
                        <text:p>hr {color:sienna;}</text:p>
                        <text:p>p {margin-left:20px;}</text:p>
                        <text:p>body {background-image:url("images/back40.gif");}</text:p>
                      </text:list-header>
                    </text:list>
                    <text:p>&lt;/style&gt;</text:p>
                  </text:list-header>
                </text:list>
                <text:p>&lt;/head&gt;</text:p>
              </text:list-header>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Estilos 'en línea'</text:p>
          </draw:text-box>
        </draw:frame>
        <draw:frame presentation:style-name="pr4" draw:layer="layout" svg:width="24.639cm" svg:height="12.179cm" svg:x="1.4cm" svg:y="4.914cm" presentation:class="outline">
          <draw:text-box>
            <text:list text:style-name="L3">
              <text:list-header>
                <text:p/>
                <text:p/>
                <text:p>&lt;p style="color:sienna;margin-left:20px"&gt;</text:p>
                <text:p>Estilo que se aplica sólo a este párrafo</text:p>
                <text:p>&lt;/p&gt;</text:p>
              </text:list-header>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Selectores</text:p>
          </draw:text-box>
        </draw:frame>
        <draw:frame presentation:style-name="pr4" draw:layer="layout" svg:width="24.639cm" svg:height="12.179cm" svg:x="1.4cm" svg:y="4.914cm" presentation:class="outline">
          <draw:text-box>
            <text:list text:style-name="L3">
              <text:list-item>
                <text:p>Indica a qué se va a aplicar el estilo que está entre llaves.</text:p>
                <text:p>* {</text:p>
                <text:p><text:s text:c="2"/>margin: 0;</text:p>
                <text:p><text:s text:c="2"/>padding: 0;</text:p>
                <text:p>}</text:p>
              </text:list-item>
              <text:list-item>
                <text:p>Este estilo se aplicará a todo.</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Selector de Etiqueta</text:p>
          </draw:text-box>
        </draw:frame>
        <draw:frame presentation:style-name="pr4" draw:layer="layout" svg:width="24.639cm" svg:height="12.179cm" svg:x="1.4cm" svg:y="4.914cm" presentation:class="outline">
          <draw:text-box>
            <text:list text:style-name="L3">
              <text:list-header>
                <text:p>h1, h2, h3 {</text:p>
                <text:p><text:s text:c="2"/>color: #8A8E27;</text:p>
                <text:p><text:s text:c="2"/>font-weight: normal;</text:p>
                <text:p><text:s text:c="2"/>font-family: Arial, Helvetica, sans-serif;</text:p>
                <text:p>}</text:p>
                <text:p><text:s/></text:p>
                <text:p>h1 { font-size: 2em; }</text:p>
                <text:p>h2 { font-size: 1.5em; }</text:p>
                <text:p>h3 { font-size: 1.2em; }</text:p>
              </text:list-header>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Selector descendiente</text:p>
          </draw:text-box>
        </draw:frame>
        <draw:frame presentation:style-name="pr4" draw:layer="layout" svg:width="24.639cm" svg:height="12.179cm" svg:x="1.4cm" svg:y="4.914cm" presentation:class="outline" presentation:user-transformed="true">
          <draw:text-box>
            <text:list text:style-name="L3">
              <text:list-header>
                <text:p>p span { color: red; }</text:p>
              </text:list-header>
              <text:list-item>
                <text:p>Modifica todos los &lt;span&gt; que se encuentren dentro de un &lt;p&gt;</text:p>
              </text:list-item>
              <text:list-item>
                <text:p>En general, la regla es:</text:p>
                <text:p>selector1 selector2 selector3 ... selectorN { }</text:p>
              </text:list-item>
              <text:list-item>
                <text:p>NO CONFUNDIR CON:</text:p>
                <text:p>selector1, selector2, ... selectorN { } </text:p>
                <text:p>que se usa en combinación de selectores.</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Selector de clase</text:p>
          </draw:text-box>
        </draw:frame>
        <draw:frame presentation:style-name="pr4" draw:layer="layout" svg:width="24.639cm" svg:height="12.179cm" svg:x="1.4cm" svg:y="4.914cm" presentation:class="outline">
          <draw:text-box>
            <text:list text:style-name="L3">
              <text:list-item>
                <text:p>Para especificar un estilo partes que no pueden ser distinguidas con descendentes, usamos clase. El html debe tener la declaración de clase:</text:p>
                <text:p>&lt;body&gt;</text:p>
                <text:list>
                  <text:list-header>
                    <text:p><text:s text:c="2"/>&lt;p class="destacado"&gt;Queremos que esto se vea diferente&lt;/p&gt;</text:p>
                    <text:p><text:s text:c="2"/>&lt;p&gt;Este párrafo es como todos los demás&lt;/p&gt;</text:p>
                    <text:p><text:s text:c="2"/>&lt;p&gt;Este párrafo es como todos los demás&lt;/p&gt;</text:p>
                  </text:list-header>
                </text:list>
                <text:p>&lt;/body&gt;</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draw:text-box>
            <text:p>Selector de clase</text:p>
          </draw:text-box>
        </draw:frame>
        <draw:frame presentation:style-name="pr4" draw:layer="layout" svg:width="24.639cm" svg:height="12.179cm" svg:x="1.4cm" svg:y="4.914cm" presentation:class="outline">
          <draw:text-box>
            <text:list text:style-name="L3">
              <text:list-header>
                <text:p>En la hoja de estilos debe estar la regla con el selector de clase:</text:p>
                <text:p/>
                <text:p>.destacado { color: red; }</text:p>
              </text:list-header>
              <text:list-item>
                <text:p>Se usa .nombre-de-la-clase y se aplicará a todas las etiquetas que tengan la declaración de esa clase en su interior.</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3.506cm" svg:x="1.4cm" svg:y="0.837cm" presentation:class="title">
          <draw:text-box>
            <text:p>Selectores de ID</text:p>
          </draw:text-box>
        </draw:frame>
        <draw:frame presentation:style-name="pr4" draw:layer="layout" svg:width="24.639cm" svg:height="12.179cm" svg:x="1.4cm" svg:y="4.914cm" presentation:class="outline">
          <draw:text-box>
            <text:list text:style-name="L3">
              <text:list-item>
                <text:p>Se usa para aplicar el estilo sólo a una etiqueta, según su id. El html debe tener especificado el id y la hoja de estilos debe tener la regla <text:s/>#nombre-del-id { }</text:p>
                <text:p>#destacado { color: red; } </text:p>
                <text:p>&lt;p&gt;Primer párrafo&lt;/p&gt;</text:p>
                <text:p>&lt;p id="destacado"&gt;Segundo párrafo&lt;/p&gt;</text:p>
                <text:p>&lt;p&gt;Tercer párrafo&lt;/p&gt;</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506cm" svg:x="1.4cm" svg:y="0.837cm" presentation:class="title">
          <draw:text-box>
            <text:p>Selector de hijos</text:p>
          </draw:text-box>
        </draw:frame>
        <draw:frame presentation:style-name="pr4" draw:layer="layout" svg:width="24.639cm" svg:height="12.179cm" svg:x="1.4cm" svg:y="4.914cm" presentation:class="outline" presentation:user-transformed="true">
          <draw:text-box>
            <text:list text:style-name="L3">
              <text:list-item>
                <text:p>Se utiliza para seleccionar un elemento que es <text:span text:style-name="T1">hijo directo</text:span> de otro elemento y se indica mediante el "signo de mayor que" (&gt;):</text:p>
                <text:p>p &gt; span { color: blue; } </text:p>
                <text:p>&lt;p&gt;&lt;span&gt;Texto1&lt;/span&gt;&lt;/p&gt;</text:p>
                <text:p>&lt;p&gt;&lt;a href="#"&gt;&lt;span&gt;Texto2&lt;/span&gt;&lt;/a&gt;&lt;/p&gt;</text:p>
              </text:list-item>
              <text:list-item>
                <text:p>RECORDAR: El selector descendente se aplica a todos los (en este caso) &lt;a&gt; que estén dentro de un &lt;p&gt;, en cambio el de hijos, sólo a los que son hijos directos.</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2T1">
        <draw:frame presentation:style-name="pr1" draw:layer="layout" svg:width="25.199cm" svg:height="3.506cm" svg:x="1.4cm" svg:y="0.837cm" presentation:class="title">
          <draw:text-box>
            <text:p>Selector adyacente</text:p>
          </draw:text-box>
        </draw:frame>
        <draw:frame presentation:style-name="pr4" draw:layer="layout" svg:width="24.639cm" svg:height="12.179cm" svg:x="1.4cm" svg:y="4.914cm" presentation:class="outline">
          <draw:text-box>
            <text:list text:style-name="L3">
              <text:list-item>
                <text:p>elemento1 + elemento2 { ... }</text:p>
                <text:p>Selecciona todos los elementos de tipo elemento2 que cumplan las dos siguientes condiciones:</text:p>
                <text:list>
                  <text:list-item>
                    <text:p>elemento1 y elemento2 deben ser hermanos, por lo que su elemento padre debe ser el mismo.</text:p>
                  </text:list-item>
                  <text:list-item>
                    <text:p>elemento2 debe aparecer inmediatamente después de elemento1 en el código HTML de la página.</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Predeterminado" presentation:presentation-page-layout-name="AL2T1">
        <draw:frame presentation:style-name="pr1" draw:layer="layout" svg:width="25.199cm" svg:height="3.506cm" svg:x="1.4cm" svg:y="0.837cm" presentation:class="title">
          <draw:text-box>
            <text:p>Selector de atributos</text:p>
          </draw:text-box>
        </draw:frame>
        <draw:frame presentation:style-name="pr4" draw:layer="layout" svg:width="24.639cm" svg:height="12.179cm" svg:x="1.4cm" svg:y="4.914cm" presentation:class="outline">
          <draw:text-box>
            <text:list text:style-name="L3">
              <text:list-header>
                <text:p>Permiten seleccionar elementos HTML en función de sus atributos y/o valores de esos atributos. Los cuatro tipos de selectores de atributos son:</text:p>
              </text:list-header>
              <text:list-item>
                <text:p><text:s text:c="4"/>[nombre_atributo], selecciona los elementos que tienen establecido el atributo llamado nombre_atributo, independientemente de su valor.</text:p>
              </text:list-item>
              <text:list-item>
                <text:p><text:s text:c="4"/>[nombre_atributo=valor], selecciona los elementos que tienen establecido un atributo llamado nombre_atributo con un valor igual a valor.</text:p>
              </text:list-item>
              <text:list-item>
                <text:p><text:s text:c="4"/>[nombre_atributo~=valor], selecciona los elementos que tienen establecido un atributo llamado nombre_atributo y al menos uno de los valores del atributo es valor.</text:p>
              </text:list-item>
              <text:list-item>
                <text:p><text:s text:c="4"/>[nombre_atributo|=valor], selecciona los elementos que tienen establecido un atributo llamado nombre_atributo y cuyo valor es una serie de palabras separadas con guiones, pero que comienza con valor. Este tipo de selector sólo es útil para los atributos de tipo lang que indican el idioma del contenido del elemento.</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Predeterminado" presentation:presentation-page-layout-name="AL2T1">
        <draw:frame presentation:style-name="pr1" draw:layer="layout" svg:width="25.199cm" svg:height="3.506cm" svg:x="1.4cm" svg:y="0.837cm" presentation:class="title">
          <draw:text-box>
            <text:p>Selector de atributos</text:p>
          </draw:text-box>
        </draw:frame>
        <draw:frame presentation:style-name="pr4" draw:layer="layout" svg:width="24.639cm" svg:height="12.179cm" svg:x="1.4cm" svg:y="4.914cm" presentation:class="outline">
          <draw:text-box>
            <text:list text:style-name="L3">
              <text:list-header>
                <text:p>/* Se muestran de color azul todos los enlaces que tengan <text:s text:c="3"/>un atributo "class", independientemente de su valor */</text:p>
                <text:p>a[class] { color: blue; } </text:p>
                <text:p>/* Se muestran de color azul todos los enlaces que tengan </text:p>
                <text:p><text:s text:c="3"/>un atributo "class" con el valor "externo" */</text:p>
                <text:p>a[class="externo"] { color: blue; } </text:p>
              </text:list-header>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9cm" svg:x="1.4cm" svg:y="4.914cm" presentation:class="outline">
          <draw:text-box>
            <text:list text:style-name="L3">
              <text:list-header>
                <text:p>/* Se muestran de color azul todos los enlaces que tengan </text:p>
                <text:p><text:s text:c="3"/>un atributo "class" en el que al menos uno de sus valores</text:p>
                <text:p><text:s text:c="3"/>sea "externo" */</text:p>
                <text:p>a[class~="externo"] { color: blue; }</text:p>
              </text:list-header>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MX"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ord </meta:initial-creator>
    <meta:creation-date>2012-09-11T17:30:25</meta:creation-date>
    <dc:date>2012-09-11T18:36:37</dc:date>
    <dc:creator>lord </dc:creator>
    <meta:editing-duration>PT58M49S</meta:editing-duration>
    <meta:editing-cycles>8</meta:editing-cycles>
    <meta:generator>LibreOffice/3.5$Linux_X86_64 LibreOffice_project/350m1$Build-2</meta:generator>
    <meta:document-statistic meta:object-count="89"/>
  </office:meta>
</office:document-meta>
</file>